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try #</text:p>
          </table:table-cell>
          <table:table-cell office:value-type="string" calcext:value-type="string">
            <text:p>Charac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日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一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二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三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十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四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五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六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七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八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九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丸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円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○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人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百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千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万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口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田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目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川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月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明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曜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火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水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木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金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土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本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東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大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小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中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生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山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入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下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上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止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正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足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定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手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用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無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不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回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言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舌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話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活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行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心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耳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又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取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身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休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体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信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付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受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以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立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部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倍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成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代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王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玉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宝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国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白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皇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全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書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事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自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貝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見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力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刀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切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刃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分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公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別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長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男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女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子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好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安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案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字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学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父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文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交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校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母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毎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海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者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工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式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弐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武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糸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前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後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午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牛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年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件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条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化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花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北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比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背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車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気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汽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性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畑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青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麦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素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毒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先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洗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元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光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去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法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走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当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思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早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草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朝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潮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形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発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廃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音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意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作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昨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雨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電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頁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首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道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通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乳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豆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頭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予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矛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預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句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旬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勺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的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約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勿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物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方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防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面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画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両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岡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満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顔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産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同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向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尚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高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圧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地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池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他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集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進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込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斤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近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辺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最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皿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血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温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湿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爪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瓜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巾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布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市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吊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泉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原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源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線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綿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絹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錦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願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内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肉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猪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豚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家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吾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我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語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伝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転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芸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会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合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今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令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念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印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命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亡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米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粒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和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私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広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細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林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森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松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竹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都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京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政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府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戸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所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至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致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屋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室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古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居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局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故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胡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湖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固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箇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個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且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組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夕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外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多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汐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名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天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未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末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味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来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新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親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欠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次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席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度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渡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限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銀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根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良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郎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廊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食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飲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官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館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宿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犬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太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器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凶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区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図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番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号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品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楽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薬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周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週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調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束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整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数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類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示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禁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礼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社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申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神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員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質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党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堂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常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賞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償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掌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覚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悟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感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央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映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決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快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英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並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平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半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馬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尺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尽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駅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鳥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島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角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虫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触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解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独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店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占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点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士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商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買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売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続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読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共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供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洪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昔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冬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寒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春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夏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秋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主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住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駐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注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志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誌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仕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任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支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反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坂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阪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飯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返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雑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乱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寸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寺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時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持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特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待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得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侍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詩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即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節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筋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等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均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季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委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穴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空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友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有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左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右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石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若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苦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在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存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干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刊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汗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竿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利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害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益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溢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割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憲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羽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翌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習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弓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引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強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弱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風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己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記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紀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改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起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姓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由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油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井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囲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丼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丁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寧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町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灯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庁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貯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易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賜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場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湯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門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間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閉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開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関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問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聞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訪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送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券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包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巻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圏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勝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戦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単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簡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過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骨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昼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夜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液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戒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幾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畿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磯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機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械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飛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氏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民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紙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低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抵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邸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底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巨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臣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基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期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毛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尾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育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羊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洋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魚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鮮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蘇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詳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祥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美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業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実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養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様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企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曲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典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興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輿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竜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滝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籠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辰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農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濃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豊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吉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詰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結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投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役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没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設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段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殺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刹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刈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絵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給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巴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色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声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眉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里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理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埋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野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黒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墨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童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量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重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動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働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労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協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種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亜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悪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要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価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必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証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歪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否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処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拠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計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針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総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窓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矢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知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医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短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失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鉄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夫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朱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株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族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旅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遊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施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旋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旗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放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激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牧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位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泣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笑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専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恵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連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軍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運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蓮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隊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呈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程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聖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丑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紐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革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靴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鞄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皮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破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彼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波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果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課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巣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菓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茶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世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葉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棄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緑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録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剝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縁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介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界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浮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将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奨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状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病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症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痛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憶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臆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億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視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規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則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側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測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考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老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孝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厚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教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完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院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奈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宗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祭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際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察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祈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祖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助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仲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忠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沖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保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呆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守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団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対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村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才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財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材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沈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枕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丈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杖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偉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緯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衛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韓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違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抱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砲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泡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丹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舟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船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舶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般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搬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盤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歯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冷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齢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少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砂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歩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渉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省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相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想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称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弥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互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務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柔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軟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軌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軒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軸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較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庫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蔵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倉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創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告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造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衣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依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袋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褒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裏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表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現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著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制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製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初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裸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難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准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準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備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死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葬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列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烈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裂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例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刑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型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研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厄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危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範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怨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苑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宛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碗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腕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却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脚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犯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狂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獄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非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排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俳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罪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罰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伴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判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評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批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帥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師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座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坐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卒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率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傘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笠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星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汁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斗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料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科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然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燃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黙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獣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猟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漁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狩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猛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煙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焼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暁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旧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児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亦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赤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変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蛮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恋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愛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憂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優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栗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票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標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漂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遷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各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客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路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格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絡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略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閣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落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南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西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酉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酒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洒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配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酸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猶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尊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遵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導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敬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警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驚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散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敢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厳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仏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払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拡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可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何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苛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荷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河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阿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司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伺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詞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飼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冊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嗣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覗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歌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唄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負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敗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責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積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債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漬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紡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績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具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真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直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植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殖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値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置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県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州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洲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接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継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断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応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床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麻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歴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暦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臨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園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遠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与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写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移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卸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御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複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腹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復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往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柱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征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従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徒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縦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延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伸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紳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縮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誕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廷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庭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艇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展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殿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異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翼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累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塁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吏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使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史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更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便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硬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能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態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熊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罷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羅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雲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曇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雪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雷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零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震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振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久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賑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丘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兵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岳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浜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舎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再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虎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寅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演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黄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横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構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講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購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溝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仮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片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版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板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販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義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議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儀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犠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牲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旨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指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揮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輝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刺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策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差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着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看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到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倒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論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倫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輪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輸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諭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愉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癒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台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治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冶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療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僚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瞭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寮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始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終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了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承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蒸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舞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隣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瞬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夢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枝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技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伎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岐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峠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阜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急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争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情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清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晴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精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請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静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浄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算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答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符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博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縛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簿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薄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采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菜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採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彩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杉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街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術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述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余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除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徐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叙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斜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途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塗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漆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仙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垂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乗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兼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剰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睡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眠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郵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錘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華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侵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浸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寝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掃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婦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帰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戻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涙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射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謝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討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訂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打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撃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拭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試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検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験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険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倹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剣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谷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欲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浴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容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溶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俗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裕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寛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甘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紺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紅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攻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功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巧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朽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枯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汚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升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弁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昇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登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澄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充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銃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統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流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硫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盲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忘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忙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荒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慌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望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希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稀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括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拘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拾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捨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孤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弧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弾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禅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系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係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孫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懸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偏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遍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編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篇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普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譜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職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織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識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殉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退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眼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智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仁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忍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認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求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救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球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屯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純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鈍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召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招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沼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紹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詔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勅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昭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照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超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越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趣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赴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訃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朴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掛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摘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滴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嫡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適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敵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授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援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媛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緩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暖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観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勧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権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歓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鶴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確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慢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漫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卯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抑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仰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迎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柳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卵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疎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速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遅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辻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迅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加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減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滅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威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嚇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或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惑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域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収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納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献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貢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貪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貰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貧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賃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貸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貨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資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賛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替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潜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貿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留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溜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賀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架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染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梨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傑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貴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潰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遺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遣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追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迫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泊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伯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拍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弔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沸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煮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費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弟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第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剃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兄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只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税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鋭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説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脱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閲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祝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況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悦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克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競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姉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妹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珠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殊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序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秩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迭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喜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善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繕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膳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憾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恨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惜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措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借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錯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曽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増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層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憎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僧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贈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賄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賂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賦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賊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帯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滞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渋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摂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為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偽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参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惨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呂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侶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宮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営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蛍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栄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誉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挙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拳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桜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妥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咲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朕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茎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径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怪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軽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経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斉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斎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済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剤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剖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陪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培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賠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貼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粘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衡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換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喚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絶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免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逸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勉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晩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許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象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像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彫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景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影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撮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就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涼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鯨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隔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融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肖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消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硝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梢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削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宵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宴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郷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饗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響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城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誠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盛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旺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盆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蓋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盗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盟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塩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傷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揚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暢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陽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陰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隠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穏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穂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稲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愁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裁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載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栽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赦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跡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踪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痕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蹴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踊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踏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躍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濯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奇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寄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騎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椅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崎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埼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岬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模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膜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漠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幕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墓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募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暮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慕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添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恭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暴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爆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沿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礎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疑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凝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擬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倣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似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俵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俺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庵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僕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撲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叩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伐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閥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闘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闇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閑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脈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派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缶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揺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謡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遥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陶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陳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陣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陥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隆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降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峰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逢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縫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蜂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蜜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密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秘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欧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枢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殴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駆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馳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騒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旭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旦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但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担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亘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恒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垣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宣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喧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嘩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唾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壷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坪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畔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衆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伊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君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群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郡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那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邦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郊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効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絞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搾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紋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菊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帝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締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諦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享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郭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亭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停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昆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混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皆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楷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諧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階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陛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陸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睦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勢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熱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熟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塾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陵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菱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俊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唆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筈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箸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暑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署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曙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賭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諸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儲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緒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翁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婆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姿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恣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妄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萎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妻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凄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章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彰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障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辛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宰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辣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辞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壁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璧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癖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避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幸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服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報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執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摯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達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朗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浪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呉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娯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誤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富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副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幅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福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祉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禍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渦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鍋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蘭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欄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潤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淵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滑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稽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肩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脅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肯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双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江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湾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港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選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択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沢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訳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釈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敷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傲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贅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審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藩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翻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翔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査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租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粗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阻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狙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宜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畳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甲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乙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丙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柄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押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抽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捜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届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宙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笛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袖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襟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衿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裾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据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握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揃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撫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託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宅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詫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宇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芋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寿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鋳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銘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鏡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境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環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還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盾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循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巡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這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逓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息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憩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鼻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孔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臭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嗅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奥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尖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突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窒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窃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衝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契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喫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潔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侮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梅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悔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敏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繁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繋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茂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橋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矯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稿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縞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箋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残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桟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銭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践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浅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洩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壮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荘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装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冥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暗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韻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損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捕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挿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補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浦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哺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舗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掴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捉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促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筆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津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律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逮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建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健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康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庸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粛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繍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唐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糖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粧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糧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粉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紛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糾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粋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砕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枠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酔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醒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酬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酷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凡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凧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帆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汎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恐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怖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築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尋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訊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諮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抗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航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坑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拝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耕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耗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崇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灰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炭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岸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岩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崩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嵐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崖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催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焦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礁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奮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奪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隻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獲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穫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護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譲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嬢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醸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壌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壊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懐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徳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聴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恥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羞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爵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侯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喉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候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修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悠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是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提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堤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題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匙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冒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昌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唱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晶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帽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棟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凍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氷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永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泳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詠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札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枚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杯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析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折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挫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捻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誓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逝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哲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斬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漸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暫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斥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訴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訟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究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窮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極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函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探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深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慄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惧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慎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鎮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塡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婚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囚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困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梱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因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姻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咽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恩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菌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漢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嘆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勤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謹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僅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索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牽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牢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啓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庶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遮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燕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雀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劣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抄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秒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妙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沙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汰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煎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炒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炊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焚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薪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乃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之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此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其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乏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芝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及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扱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級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吸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吹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呼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吐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叶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𠮟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叫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吟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含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琴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迷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謎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逆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遡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塑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勲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薫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芳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香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秀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誘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拐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透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携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雄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雌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些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柴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紫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髪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髭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詐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欺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棋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碁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甚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勘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堪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匹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匠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匿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諾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乞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迄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乾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幹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操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燥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繰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藻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噴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墳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憤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牙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芽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雅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邪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既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概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慨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苗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描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猫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萌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兆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眺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逃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桃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跳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挑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拙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屈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掘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堀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封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筒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管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棺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轄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洞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窟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淫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妊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娠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唇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辱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襲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伏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吠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噛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班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斑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輩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悲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忽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惚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猿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哀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衰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衷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喪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忌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卓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悼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貞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偵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覇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覆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履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属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嘱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偶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隅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隙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遇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愚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曹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遭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槽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妨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坊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傍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於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房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扇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扉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雇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顧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屑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糞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尿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泌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尻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炉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窯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釜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爺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窪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佳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涯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暇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霞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雰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霧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露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霜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箱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籍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貫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慣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頂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戴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項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頃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傾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頑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頒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頓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顕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領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頻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捗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順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馴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訓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須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額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頼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瀬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峡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狭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挟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頰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顎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煩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串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患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疾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痴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疫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痢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痘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瘍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癌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痩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疲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被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披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抜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控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扶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抹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拓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拷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楼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壇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塔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搭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寡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賓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飾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飽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餓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飢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机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冗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冠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離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胸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悩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脳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臓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胃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炎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談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淡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災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肝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肺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胆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腺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胞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腸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胎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腰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肘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膝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股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肢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胴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脇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脂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詣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肪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肌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膚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慮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虐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虞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劇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虚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虜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勇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湧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戯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繊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緻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嘘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噂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樽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距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拒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嬉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鼓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樹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膨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脹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張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帳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腫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肥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把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誇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覧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監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鑑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艦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濫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藍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賢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腎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堅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緊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勃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励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栃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茨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羨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歳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戚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叔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淑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寂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督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奴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努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怒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隷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款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殻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穀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臼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毀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廉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鎌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嫌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謙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遜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亀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練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錬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鍛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鉱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銅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鉛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銑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鋼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剛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綱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網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縄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鉢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鎖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絆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鍵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釘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錮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錠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綻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鈴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鐘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瞳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憧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憬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卑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碑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痺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鬼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塊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醜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魂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魅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魔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畏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刷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擦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摩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磨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凹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凸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奉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奏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泰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俸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棒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捧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耐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霊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需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濡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儒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端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壱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尼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泥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漏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氾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彙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某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謀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媒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尉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慰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酪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酵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醤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酢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酎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酌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釣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畜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蓄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玄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眩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呟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囁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喋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喩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鬱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弦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舷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舵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幻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幽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幼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稚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維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推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堆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椎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脊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雛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誰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唯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鳴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亥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刻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劾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核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骸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咳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該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診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珍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瓦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併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瓶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屏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塀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餅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餌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呑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沃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妖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呪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艶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慈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滋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磁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擁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腐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芯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蒔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撒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撤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徹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微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徴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懲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殆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后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垢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妃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姫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如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茹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婿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娘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嫁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稼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塚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豪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蒙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墾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懇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貌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逐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遂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墜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堕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随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附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髄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怠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惰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佐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玩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弄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嘲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奔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弊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幣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蔽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朋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棚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柵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桁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栓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詮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塞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梗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柿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藤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騰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謄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麺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拉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晃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幌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厘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畝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匁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匂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勾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挨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拶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曖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昧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瑠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璃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嫉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妬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鹿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塵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麓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麗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薦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慶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兜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睨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鼠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溺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潟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濁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渇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褐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葛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喝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謁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掲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戌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尤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駄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駒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篤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罵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蔑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罠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烏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鴨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鳩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鶏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渓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鷹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鷲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璽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爽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綴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桑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蚕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蛋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蟹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蚊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巳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蛇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繭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蝶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5T23:26:32.440000000</meta:creation-date>
    <dc:date>2022-05-25T23:27:12.358000000</dc:date>
    <meta:editing-duration>PT40S</meta:editing-duration>
    <meta:editing-cycles>1</meta:editing-cycles>
    <meta:document-statistic meta:table-count="1" meta:cell-count="4602" meta:object-count="0"/>
    <meta:generator>LibreOffice/6.2.5.2$Windows_X86_64 LibreOffice_project/1ec314fa52f458adc18c4f025c545a4e8b22c159</meta:generator>
  </office:meta>
</office:document-meta>
</file>